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1d30e1"/>
    </style:style>
    <style:style style:name="T113" style:family="text">
      <style:text-properties officeooo:rsid="0120c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3">[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2T19:07:45.965439550</dc:date>
    <dc:creator>Lihui Wang</dc:creator>
    <meta:editing-duration>P36DT2H14M37S</meta:editing-duration>
    <meta:editing-cycles>208</meta:editing-cycles>
    <meta:generator>LibreOffice/4.3.7.2$Linux_X86_64 LibreOffice_project/430$Build-2</meta:generator>
    <meta:document-statistic meta:table-count="0" meta:image-count="0" meta:object-count="0" meta:page-count="13" meta:paragraph-count="272" meta:word-count="4253" meta:character-count="25503" meta:non-whitespace-character-count="21453"/>
  </office:meta>
</office:document-meta>
</file>